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paragraph-rsid="00214eb9"/>
    </style:style>
    <style:style style:name="P2" style:family="paragraph" style:parent-style-name="Standard">
      <style:paragraph-properties fo:line-height="150%"/>
      <style:text-properties style:font-name="Ubuntu" fo:font-size="14pt" officeooo:rsid="0026d446" officeooo:paragraph-rsid="0026d446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fo:font-weight="bold" officeooo:rsid="00281622" officeooo:paragraph-rsid="00281622" style:font-size-asian="12.25pt" style:font-weight-asian="bold" style:font-size-complex="14pt" style:font-weight-complex="bold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8f060" officeooo:paragraph-rsid="0028f0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bf95b" officeooo:paragraph-rsid="002bf95b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2bf95b" officeooo:paragraph-rsid="002bf95b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style:font-name="Ubuntu" fo:font-size="14pt" fo:font-weight="normal" officeooo:rsid="002a7424" officeooo:paragraph-rsid="002a742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Ubuntu" fo:font-size="14pt" officeooo:rsid="002bf95b" officeooo:paragraph-rsid="002bf95b" style:font-size-asian="12.25pt" style:font-size-complex="14pt"/>
    </style:style>
    <style:style style:name="T1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size-asian="14pt" style:font-size-complex="14pt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24c818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260516" fo:background-color="transparent" loext:char-shading-value="0" style:font-size-asian="14pt" style:font-size-complex="14pt"/>
    </style:style>
    <style:style style:name="T4" style:family="text">
      <style:text-properties officeooo:rsid="00214eb9" style:font-size-asian="12.25pt" style:font-size-complex="14pt"/>
    </style:style>
    <style:style style:name="T5" style:family="text">
      <style:text-properties officeooo:rsid="0022ed82" style:font-size-asian="12.25pt" style:font-size-complex="14pt"/>
    </style:style>
    <style:style style:name="T6" style:family="text">
      <style:text-properties officeooo:rsid="0024c818" style:font-size-asian="12.25pt" style:font-size-complex="14pt"/>
    </style:style>
    <style:style style:name="T7" style:family="text">
      <style:text-properties officeooo:rsid="00281622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Variaveis</text:h>
      <text:p text:style-name="P1"><text:span text:style-name="T4">As variaveis são </text:span><text:span text:style-name="T5">espaços que recebem algo, </text:span><text:span text:style-name="T6">ou seja, variaveis tem a função de armazenar dados, </text:span><text:span text:style-name="T1">é </text:span><text:span text:style-name="T2">basicamente</text:span><text:span text:style-name="T1"> um espaço na memória do computador destinado a um </text:span><text:span text:style-name="T3">conteudo (nome, numero etc).</text:span></text:p>
      <text:p text:style-name="P7">Para declarar uma variavel digite:</text:p>
      <text:p text:style-name="P7">var nome-variavel = dado</text:p>
      <text:p text:style-name="P9">Identificadores:</text:p>
      <text:p text:style-name="P8">- Podem começar com letra, $ ou _</text:p>
      <text:p text:style-name="P8">- Não podem começar com números</text:p>
      <text:p text:style-name="P8">- É possível usar letras ou numeros</text:p>
      <text:p text:style-name="P8">- É possível usar acentos e símbolos</text:p>
      <text:p text:style-name="P8">- Não podem conter espaços</text:p>
      <text:p text:style-name="P8">- Não podem ser palavras reservadas</text:p>
      <text:p text:style-name="P9">Dicas:</text:p>
      <text:p text:style-name="P8">- Maiusculas e minusculas fazem diferença</text:p>
      <text:p text:style-name="P8">- Tente escolher nomes coerentes para as variaveis</text:p>
      <text:p text:style-name="P8">- Evite se tornar um ‘’programador alfabeto’ ou um ‘programador contador’</text:p>
      <text:p text:style-name="P8"/>
      <text:h text:style-name="P5" text:outline-level="1">Tipos Primitivos</text:h>
      <text:p text:style-name="P2">Os tipos primitivos são as categorias dos dados, categoria em que cada dado esta, <text:span text:style-name="T7">existem muitas categorias de dados, elas são:</text:span></text:p>
      <text:p text:style-name="P4">Number: <text:span text:style-name="T8">Dados numericos, ou seja, numeros</text:span></text:p>
      <text:p text:style-name="P4">String: <text:span text:style-name="T8">Cadeias de caracteres, ou seja, palavras, letras, simbolos (tudo que estiver entre aspas)</text:span></text:p>
      <text:p text:style-name="P4">Boolean: <text:span text:style-name="T8">Valores true (verdadeiro) e false (falso)</text:span></text:p>
      <text:p text:style-name="P10">Para saber a categoria de algum dado digite:</text:p>
      <text:p text:style-name="P10">typeof dado</text:p>
      <text:p text:style-name="P10"/>
      <text:h text:style-name="P6" text:outline-level="1"><text:soft-page-break/>Data Types</text:h>
      <text:p text:style-name="P11">Number: Infinity, NaN</text:p>
      <text:p text:style-name="P11">String</text:p>
      <text:p text:style-name="P11">Boolean</text:p>
      <text:p text:style-name="P11">Null</text:p>
      <text:p text:style-name="P11">Undefined</text:p>
      <text:p text:style-name="P11">Object: Array</text:p>
      <text:p text:style-name="P11">Func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6:15.691651333</meta:creation-date>
    <dc:date>2022-09-01T06:53:10.582663349</dc:date>
    <meta:editing-duration>PT42M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2" meta:paragraph-count="30" meta:word-count="179" meta:character-count="1100" meta:non-whitespace-character-count="951"/>
  </office:meta>
</office:document-meta>
</file>